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3B000003E9549E59D9.png" manifest:media-type="image/png"/>
  <manifest:file-entry manifest:full-path="Pictures/100000000000073B000003E950590E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draw:fill="none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svg:stroke-width="0.4cm" svg:stroke-color="#000000" draw:marker-start="" draw:marker-start-width="0.6cm" draw:marker-end="Arrow" draw:marker-end-width="1.1cm" draw:fill="solid" draw:fill-color="#000000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4cm" draw:fill="none" draw:fill-image-width="0cm" draw:fill-image-height="0cm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svg:stroke-width="0.4cm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standard">
      <style:graphic-properties svg:stroke-width="0.4cm" svg:stroke-color="#333333" draw:marker-start="" draw:marker-start-width="0.6cm" draw:marker-end="Arrow" draw:marker-end-width="1.1cm" draw:fill="solid" draw:fill-color="#333333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6" style:family="graphic" style:parent-style-name="standard">
      <style:graphic-properties svg:stroke-width="0.4cm" draw:marker-start="" draw:marker-start-width="0.6cm" draw:marker-end="Arrow" draw:marker-end-width="1.1cm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draw:marker-start="" draw:marker-start-width="0.6cm" draw:marker-end="" draw:marker-end-width="1.1cm" draw:fill="none" draw:fill-image-width="0cm" draw:fill-image-height="0cm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svg:stroke-width="0.4cm" draw:marker-start="" draw:marker-start-width="0.6cm" draw:marker-end="" draw:marker-end-width="1.1cm" draw:fill="solid" draw:fill-color="#729fcf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9" style:family="graphic" style:parent-style-name="standard">
      <style:graphic-properties svg:stroke-width="0.4cm" draw:marker-start="" draw:marker-start-width="0.6cm" draw:marker-end="" draw:marker-end-width="1.1cm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4cm" draw:marker-start="" draw:marker-start-width="0.6cm" draw:marker-end="" draw:marker-end-width="1.1cm" draw:fill="none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729fcf" draw:marker-start="" draw:marker-start-width="0.6cm" draw:marker-end="" draw:marker-end-width="1.1cm" draw:fill="solid" draw:fill-color="#0084d1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draw:marker-start="" draw:marker-start-width="0.6cm" draw:marker-end="" draw:marker-end-width="1.1cm" draw:fill-image-width="0cm" draw:fill-image-height="0cm" draw:textarea-vertical-align="middle" draw:auto-grow-height="false" fo:min-height="0.066cm" fo:min-width="0cm" fo:padding-top="0.325cm" fo:padding-bottom="0.325cm" fo:padding-left="0.45cm" fo:padding-right="0.45cm" fo:wrap-option="wrap"/>
    </style:style>
    <style:style style:name="gr1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3.9cm, 7.35cm, 2.641cm, 13.501cm)" draw:image-opacity="100%" style:mirror="none"/>
    </style:style>
    <style:style style:name="gr15" style:family="graphic" style:parent-style-name="standard">
      <style:graphic-properties draw:stroke="none" svg:stroke-width="0.9cm" svg:stroke-color="#000000" draw:marker-start="" draw:marker-start-width="1.35cm" draw:marker-end="" draw:marker-end-width="1.85cm" draw:fill="none" draw:fill-color="#ffffff" draw:fill-image-width="0cm" draw:fill-image-height="0cm" draw:textarea-horizontal-align="left" draw:auto-grow-height="true" draw:auto-grow-width="true" fo:min-height="0cm" fo:min-width="0cm" fo:padding-top="0.325cm" fo:padding-bottom="0.325cm" fo:padding-left="0.45cm" fo:padding-right="0.45cm"/>
    </style:style>
    <style:style style:name="gr16" style:family="graphic" style:parent-style-name="standard">
      <style:graphic-properties draw:stroke="none" svg:stroke-width="0.4cm" svg:stroke-color="#000000" draw:marker-start="" draw:marker-start-width="0.6cm" draw:marker-end="" draw:marker-end-width="1.1cm" draw:fill="none" draw:fill-color="#ffffff" draw:fill-image-width="0cm" draw:fill-image-height="0cm" draw:textarea-horizontal-align="left" draw:auto-grow-height="true" draw:auto-grow-width="true" fo:min-height="1.354cm" fo:min-width="0cm" fo:padding-top="0.325cm" fo:padding-bottom="0.325cm" fo:padding-left="0.45cm" fo:padding-right="0.45cm"/>
    </style:style>
    <style:style style:name="gr17" style:family="graphic" style:parent-style-name="standard">
      <style:graphic-properties draw:stroke="none" svg:stroke-width="0.4cm" svg:stroke-color="#000000" draw:marker-start="" draw:marker-start-width="0.6cm" draw:marker-end="" draw:marker-end-width="1.1cm" draw:fill="none" draw:fill-color="#ffffff" draw:fill-image-width="0cm" draw:fill-image-height="0cm" draw:textarea-horizontal-align="left" draw:auto-grow-height="true" draw:auto-grow-width="true" fo:min-height="0cm" fo:min-width="0cm" fo:padding-top="0.325cm" fo:padding-bottom="0.325cm" fo:padding-left="0.45cm" fo:padding-right="0.45cm"/>
    </style:style>
    <style:style style:name="gr18" style:family="graphic" style:parent-style-name="standard">
      <style:graphic-properties draw:stroke="none" svg:stroke-width="0.4cm" svg:stroke-color="#000000" draw:marker-start="" draw:marker-start-width="0.6cm" draw:marker-end="" draw:marker-end-width="1.1cm" draw:fill="none" draw:fill-color="#ffffff" draw:fill-image-width="0cm" draw:fill-image-height="0cm" draw:textarea-horizontal-align="right" draw:textarea-vertical-align="top" draw:auto-grow-height="true" draw:auto-grow-width="true" fo:min-height="0cm" fo:min-width="0cm" fo:padding-top="0.325cm" fo:padding-bottom="0.325cm" fo:padding-left="0.45cm" fo:padding-right="0.45cm"/>
    </style:style>
    <style:style style:name="gr19" style:family="graphic" style:parent-style-name="objectwithoutfill">
      <style:graphic-properties svg:stroke-width="0.4cm" draw:marker-start="" draw:marker-start-width="0.6cm" draw:marker-end="Arrow" draw:marker-end-width="1.2cm" draw:fill="none" draw:fill-image-width="0cm" draw:fill-image-height="0cm" draw:textarea-vertical-align="middle" fo:padding-top="0.325cm" fo:padding-bottom="0.325cm" fo:padding-left="0.45cm" fo:padding-right="0.45cm"/>
    </style:style>
    <style:style style:name="gr20" style:family="graphic" style:parent-style-name="objectwithoutfill">
      <style:graphic-properties svg:stroke-width="0.4cm" svg:stroke-color="#808080" draw:marker-start="" draw:marker-start-width="0.6cm" draw:marker-end="" draw:marker-end-width="1.1cm" draw:fill="none" draw:fill-image-width="0cm" draw:fill-image-height="0cm" draw:textarea-vertical-align="middle" fo:padding-top="0.325cm" fo:padding-bottom="0.325cm" fo:padding-left="0.45cm" fo:padding-right="0.45cm"/>
    </style:style>
    <style:style style:name="gr21" style:family="graphic" style:parent-style-name="standard">
      <style:graphic-properties draw:stroke="none" svg:stroke-width="0.4cm" svg:stroke-color="#000000" draw:marker-start="" draw:marker-start-width="0.6cm" draw:marker-end="" draw:marker-end-width="1.1cm" draw:fill="none" draw:fill-color="#ffffff" draw:fill-image-width="0cm" draw:fill-image-height="0cm" draw:textarea-horizontal-align="left" draw:auto-grow-height="true" draw:auto-grow-width="true" fo:min-height="1.312cm" fo:min-width="0cm" fo:padding-top="0.325cm" fo:padding-bottom="0.325cm" fo:padding-left="0.45cm" fo:padding-right="0.45cm"/>
    </style:style>
    <style:style style:name="gr22" style:family="graphic" style:parent-style-name="objectwithoutfill">
      <style:graphic-properties svg:stroke-width="0.4cm" draw:marker-start="" draw:marker-start-width="0.6cm" draw:marker-end="Arrow" draw:marker-end-width="1.1cm" draw:fill="none" draw:fill-image-width="0cm" draw:fill-image-height="0cm" draw:textarea-vertical-align="middle" fo:padding-top="0.325cm" fo:padding-bottom="0.325cm" fo:padding-left="0.45cm" fo:padding-right="0.45cm"/>
    </style:style>
    <style:style style:name="gr23" style:family="graphic" style:parent-style-name="standard">
      <style:graphic-properties draw:stroke="none" svg:stroke-width="0.4cm" svg:stroke-color="#000000" draw:marker-start="" draw:marker-start-width="0.6cm" draw:marker-end="Arrow" draw:marker-end-width="1.1cm" draw:fill="none" draw:fill-color="#ffffff" draw:fill-image-width="0cm" draw:fill-image-height="0cm" draw:textarea-horizontal-align="left" draw:auto-grow-height="true" draw:auto-grow-width="true" fo:min-height="0cm" fo:min-width="0cm" fo:padding-top="0.325cm" fo:padding-bottom="0.325cm" fo:padding-left="0.45cm" fo:padding-right="0.45cm"/>
    </style:style>
    <style:style style:name="gr24" style:family="graphic" style:parent-style-name="standard">
      <style:graphic-properties draw:stroke="none" svg:stroke-width="0.4cm" svg:stroke-color="#000000" draw:marker-start="" draw:marker-start-width="0.6cm" draw:marker-end="Arrow" draw:marker-end-width="1.1cm" draw:fill="none" draw:fill-color="#ffffff" draw:fill-image-width="0cm" draw:fill-image-height="0cm" draw:textarea-horizontal-align="left" draw:auto-grow-height="true" draw:auto-grow-width="false" fo:min-height="0.632cm" fo:min-width="0.33cm" fo:padding-top="0.325cm" fo:padding-bottom="0.325cm" fo:padding-left="0.45cm" fo:padding-right="0.45cm"/>
    </style:style>
    <style:style style:name="gr25" style:family="graphic" style:parent-style-name="standard">
      <style:graphic-properties draw:stroke="none" svg:stroke-width="0.4cm" svg:stroke-color="#000000" draw:marker-start="" draw:marker-start-width="0.6cm" draw:marker-end="" draw:marker-end-width="1.1cm" draw:fill="none" draw:fill-color="#ffffff" draw:fill-image-width="0cm" draw:fill-image-height="0cm" draw:textarea-horizontal-align="left" draw:auto-grow-height="true" draw:auto-grow-width="false" fo:min-height="0.439cm" fo:min-width="0.727cm" fo:padding-top="0.325cm" fo:padding-bottom="0.325cm" fo:padding-left="0.45cm" fo:padding-right="0.45cm"/>
    </style:style>
    <style:style style:name="gr26" style:family="graphic" style:parent-style-name="standard">
      <style:graphic-properties draw:stroke="none" svg:stroke-width="0.4cm" svg:stroke-color="#000000" draw:marker-start="" draw:marker-start-width="0.6cm" draw:marker-end="" draw:marker-end-width="1.1cm" draw:fill="none" draw:fill-color="#ffffff" draw:fill-image-width="0cm" draw:fill-image-height="0cm" draw:textarea-horizontal-align="left" draw:auto-grow-height="true" draw:auto-grow-width="false" fo:min-height="0.439cm" fo:min-width="0.716cm" fo:padding-top="0.325cm" fo:padding-bottom="0.325cm" fo:padding-left="0.45cm" fo:padding-right="0.45cm"/>
    </style:style>
    <style:style style:name="gr27" style:family="graphic" style:parent-style-name="standard">
      <style:graphic-properties draw:stroke="none" svg:stroke-width="0.4cm" svg:stroke-color="#000000" draw:marker-start="" draw:marker-start-width="0.6cm" draw:marker-end="Arrow" draw:marker-end-width="1.1cm" draw:fill="none" draw:fill-color="#ffffff" draw:fill-image-width="0cm" draw:fill-image-height="0cm" draw:textarea-horizontal-align="left" draw:auto-grow-height="true" draw:auto-grow-width="false" fo:min-height="0.439cm" fo:min-width="0.762cm" fo:padding-top="0.325cm" fo:padding-bottom="0.325cm" fo:padding-left="0.45cm" fo:padding-right="0.45cm"/>
    </style:style>
    <style:style style:name="gr28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5.493cm, 8.743cm, 6.297cm, 16.791cm)" draw:image-opacity="100%" style:mirror="non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style:writing-mode="tb-rl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style:font-size-asian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g>
          <draw:custom-shape draw:style-name="gr1" draw:text-style-name="P1" draw:layer="layout" svg:width="4.2cm" svg:height="9.6cm" svg:x="5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2cm" svg:height="2.2cm" svg:x="6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827cm" svg:height="0.617cm" draw:transform="rotate (-0.725533370054043) translate (7.809cm 12.59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504cm" svg:height="0.595cm" draw:transform="rotate (0.523773308523498) translate (7.6cm 10.95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cm" svg:y1="13.4cm" svg:x2="16.2cm" svg:y2="13.4cm">
            <text:p/>
          </draw:line>
          <draw:custom-shape draw:style-name="gr4" draw:text-style-name="P1" draw:layer="layout" svg:width="0.2cm" svg:height="0.2cm" svg:x="8cm" svg:y="1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2cm" svg:height="3.2cm" draw:transform="rotate (-0.524820506074694) translate (10.015cm 7.80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cm" svg:height="0.4cm" svg:x="9.2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cm" svg:y1="7.2cm" svg:x2="13.2cm" svg:y2="3.4cm">
            <text:p/>
          </draw:line>
          <draw:custom-shape draw:style-name="gr8" draw:text-style-name="P1" draw:layer="layout" svg:width="1.2cm" svg:height="2.405cm" draw:transform="rotate (-0.522726110972301) translate (11.36cm 5.4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8cm" svg:height="0.8cm" svg:x="15.6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4cm" svg:y1="3.4cm" svg:x2="15.2cm" svg:y2="3.4cm">
            <text:p/>
          </draw:line>
          <draw:custom-shape draw:style-name="gr9" draw:text-style-name="P1" draw:layer="layout" svg:width="0.4cm" svg:height="0.4cm" svg:x="10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11" draw:text-style-name="P1" draw:layer="layout" svg:width="4.2cm" svg:height="10cm" svg:x="4.2cm" svg:y="6.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8cm" svg:y1="9cm" svg:x2="8.8cm" svg:y2="13.6cm">
          <text:p/>
        </draw:line>
        <draw:line draw:style-name="gr7" draw:text-style-name="P1" draw:layer="layout" svg:x1="9.2cm" svg:y1="8.8cm" svg:x2="15.6cm" svg:y2="8.8cm">
          <text:p/>
        </draw:line>
        <draw:line draw:style-name="gr7" draw:text-style-name="P1" draw:layer="layout" svg:x1="9.2cm" svg:y1="14.2cm" svg:x2="17.4cm" svg:y2="14.2cm">
          <text:p/>
        </draw:line>
        <draw:custom-shape draw:style-name="gr12" draw:text-style-name="P1" draw:layer="layout" svg:width="0.8cm" svg:height="0.8cm" svg:x="8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cm" svg:height="0.8cm" svg:x="8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cm" svg:height="0.8cm" svg:x="15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cm" svg:height="0.8cm" svg:x="17.2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6.082cm" draw:transform="rotate (-0.244171562354007) translate (12.07cm 7.263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cm" svg:height="1.2cm" draw:transform="rotate (-0.382227106186758) translate (11.048cm 13.335cm)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line draw:style-name="gr7" draw:text-style-name="P1" draw:layer="layout" svg:x1="13cm" svg:y1="7.263cm" svg:x2="14cm" svg:y2="3.4cm">
          <text:p/>
        </draw:line>
        <draw:line draw:style-name="gr7" draw:text-style-name="P1" draw:layer="layout" svg:x1="12.4cm" svg:y1="3.4cm" svg:x2="15.8cm" svg:y2="3.4cm">
          <text:p/>
        </draw:lin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4" draw:text-style-name="P1" draw:layer="layout" svg:width="21.439cm" svg:height="16.2cm" svg:x="3.8cm" svg:y="2.2cm">
          <draw:image xlink:href="Pictures/100000000000073B000003E950590ECB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line draw:style-name="gr7" draw:text-style-name="P1" draw:layer="layout" svg:x1="6.4cm" svg:y1="5cm" svg:x2="20.6cm" svg:y2="5cm">
          <text:p/>
        </draw:line>
        <draw:line draw:style-name="gr7" draw:text-style-name="P1" draw:layer="layout" svg:x1="6.4cm" svg:y1="14cm" svg:x2="20.6cm" svg:y2="14cm">
          <text:p/>
        </draw:line>
        <draw:line draw:style-name="gr7" draw:text-style-name="P1" draw:layer="layout" svg:x1="6.6cm" svg:y1="5.2cm" svg:x2="6.6cm" svg:y2="14cm">
          <text:p/>
        </draw:line>
        <draw:line draw:style-name="gr7" draw:text-style-name="P1" draw:layer="layout" svg:x1="20.4cm" svg:y1="5.2cm" svg:x2="20.4cm" svg:y2="13.8cm">
          <text:p/>
        </draw:line>
        <draw:custom-shape draw:style-name="gr9" draw:text-style-name="P1" draw:layer="layout" svg:width="0.6cm" svg:height="0.6cm" svg:x="20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cm" svg:height="0.6cm" svg:x="20.2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9cm" svg:height="0.6cm" svg:x="6.20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cm" svg:height="0.6cm" svg:x="6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516cm" svg:height="1.68cm" svg:x="4.8cm" svg:y="4cm">
          <draw:text-box>
            <text:p><text:span text:style-name="T1">A</text:span></text:p>
          </draw:text-box>
        </draw:frame>
        <draw:frame draw:style-name="gr16" draw:text-style-name="P3" draw:layer="layout" svg:width="1.465cm" svg:height="2.004cm" svg:x="4.735cm" svg:y="13.396cm">
          <draw:text-box>
            <text:p><text:span text:style-name="T2">B</text:span></text:p>
          </draw:text-box>
        </draw:frame>
        <draw:frame draw:style-name="gr17" draw:text-style-name="P3" draw:layer="layout" svg:width="1.512cm" svg:height="1.604cm" svg:x="20.841cm" svg:y="14cm">
          <draw:text-box>
            <text:p><text:span text:style-name="T2">C</text:span></text:p>
          </draw:text-box>
        </draw:frame>
        <draw:frame draw:style-name="gr17" draw:text-style-name="P3" draw:layer="layout" svg:width="1.512cm" svg:height="1.604cm" svg:x="20.8cm" svg:y="3.996cm">
          <draw:text-box>
            <text:p><text:span text:style-name="T2">D</text:span></text:p>
          </draw:text-box>
        </draw:frame>
        <draw:line draw:style-name="gr7" draw:text-style-name="P1" draw:layer="layout" svg:x1="7.2cm" svg:y1="5.4cm" svg:x2="19.8cm" svg:y2="13.4cm">
          <text:p/>
        </draw:line>
        <draw:custom-shape draw:style-name="gr9" draw:text-style-name="P1" xml:id="id1" draw:id="id1" draw:layer="layout" svg:width="1.8cm" svg:height="5.2cm" draw:transform="rotate (0.986634626152394) translate (11cm 8.932cm)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0.902cm" svg:height="1.502cm" svg:x="3.498cm" svg:y="8.8cm">
          <draw:text-box>
            <text:p/>
          </draw:text-box>
        </draw:frame>
        <draw:frame draw:style-name="gr17" draw:layer="layout" svg:width="4.272cm" svg:height="2.073cm" svg:x="10.6cm" svg:y="15.527cm">
          <draw:text-box>
            <text:p>a=60.0[mm]</text:p>
            <text:p>c=38.0[mm]</text:p>
          </draw:text-box>
        </draw:frame>
        <draw:frame draw:style-name="gr17" draw:layer="layout" svg:width="1.605cm" svg:height="1.362cm" svg:x="12.4cm" svg:y="13.838cm">
          <draw:text-box>
            <text:p>a1</text:p>
          </draw:text-box>
        </draw:frame>
        <draw:frame draw:style-name="gr17" draw:layer="layout" svg:width="1.253cm" svg:height="1.362cm" svg:x="13.8cm" svg:y="7.6cm">
          <draw:text-box>
            <text:p>b</text:p>
          </draw:text-box>
        </draw:frame>
        <draw:frame draw:style-name="gr17" draw:layer="layout" svg:width="1.22cm" svg:height="1.362cm" svg:x="5.38cm" svg:y="8.838cm">
          <draw:text-box>
            <text:p>c</text:p>
          </draw:text-box>
        </draw:frame>
        <draw:connector draw:style-name="gr7" draw:text-style-name="P1" draw:layer="layout" draw:type="curve" svg:x1="16.001cm" svg:y1="11.159cm" svg:x2="16.001cm" svg:y2="11.159cm" draw:start-shape="id1" draw:end-shape="id1" svg:d="M16001 11159z" svg:viewBox="0 0 1 1">
          <text:p/>
        </draw:connector>
        <draw:connector draw:style-name="gr19" draw:text-style-name="P1" draw:layer="layout" draw:type="line" svg:x1="11.33cm" svg:y1="8.071cm" svg:x2="11.33cm" svg:y2="8.071cm" draw:start-shape="id1" draw:end-shape="id1" svg:d="M11330 8071z" svg:viewBox="0 0 1 1">
          <text:p/>
        </draw:connector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line draw:style-name="gr20" draw:text-style-name="P1" draw:layer="layout" svg:x1="8.928cm" svg:y1="8.6cm" svg:x2="20.8cm" svg:y2="8.6cm">
          <text:p/>
        </draw:line>
        <draw:line draw:style-name="gr20" draw:text-style-name="P1" draw:layer="layout" svg:x1="9.2cm" svg:y1="15.758cm" svg:x2="21.2cm" svg:y2="15.8cm">
          <text:p/>
        </draw:line>
        <draw:line draw:style-name="gr20" draw:text-style-name="P1" draw:layer="layout" svg:x1="21cm" svg:y1="8.4cm" svg:x2="21cm" svg:y2="15.8cm">
          <text:p/>
        </draw:line>
        <draw:custom-shape draw:style-name="gr9" draw:text-style-name="P1" draw:layer="layout" svg:width="0.8cm" svg:height="0.8cm" svg:x="20.6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512cm" svg:height="1.604cm" svg:x="21.841cm" svg:y="14.638cm">
          <draw:text-box>
            <text:p><text:span text:style-name="T2">C</text:span></text:p>
          </draw:text-box>
        </draw:frame>
        <draw:frame draw:style-name="gr17" draw:text-style-name="P3" draw:layer="layout" svg:width="1.512cm" svg:height="1.604cm" svg:x="21.8cm" svg:y="7.2cm">
          <draw:text-box>
            <text:p><text:span text:style-name="T2">D</text:span></text:p>
          </draw:text-box>
        </draw:frame>
        <draw:line draw:style-name="gr20" draw:text-style-name="P1" draw:layer="layout" svg:x1="9cm" svg:y1="8.8cm" svg:x2="21cm" svg:y2="15.758cm">
          <text:p/>
        </draw:line>
        <draw:g>
          <draw:line draw:style-name="gr7" draw:text-style-name="P1" draw:layer="layout" svg:x1="8.728cm" svg:y1="8.558cm" svg:x2="8.728cm" svg:y2="15.758cm">
            <text:p/>
          </draw:line>
          <draw:line draw:style-name="gr7" draw:text-style-name="P1" draw:layer="layout" svg:x1="9.128cm" svg:y1="15.758cm" svg:x2="18.728cm" svg:y2="11.958cm">
            <text:p/>
          </draw:line>
          <draw:line draw:style-name="gr7" draw:text-style-name="P1" draw:layer="layout" svg:x1="9.128cm" svg:y1="8.558cm" svg:x2="18.528cm" svg:y2="4.758cm">
            <text:p/>
          </draw:line>
          <draw:line draw:style-name="gr7" draw:text-style-name="P1" draw:layer="layout" svg:x1="18.528cm" svg:y1="5.158cm" svg:x2="18.528cm" svg:y2="11.558cm">
            <text:p/>
          </draw:line>
          <draw:custom-shape draw:style-name="gr9" draw:text-style-name="P1" draw:layer="layout" svg:width="0.8cm" svg:height="0.8cm" svg:x="8.328cm" svg:y="15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8cm" svg:height="0.8cm" svg:x="18.128cm" svg:y="11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8cm" svg:height="0.8cm" svg:x="18.128cm" svg:y="4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128cm" svg:y1="8.8cm" svg:x2="17.928cm" svg:y2="11.758cm">
            <text:p/>
          </draw:line>
          <draw:custom-shape draw:style-name="gr9" draw:text-style-name="P1" draw:layer="layout" svg:width="1.6cm" svg:height="3.4cm" draw:transform="rotate (1.291718179401) translate (11.728cm 10.696cm)">
            <text:p/>
            <draw:enhanced-geometry svg:viewBox="0 0 21600 21600" draw:type="rectangle" draw:enhanced-path="M 0 0 L 21600 0 21600 21600 0 21600 0 0 Z N"/>
          </draw:custom-shape>
          <draw:frame draw:style-name="gr17" draw:text-style-name="P3" draw:layer="layout" svg:width="1.465cm" svg:height="1.604cm" svg:x="6.603cm" svg:y="8.196cm">
            <draw:text-box>
              <text:p><text:span text:style-name="T2">A</text:span></text:p>
            </draw:text-box>
          </draw:frame>
          <draw:frame draw:style-name="gr17" draw:text-style-name="P3" draw:layer="layout" svg:width="1.465cm" svg:height="1.604cm" svg:x="6.803cm" svg:y="15.796cm">
            <draw:text-box>
              <text:p><text:span text:style-name="T2">B</text:span></text:p>
            </draw:text-box>
          </draw:frame>
          <draw:frame draw:style-name="gr21" draw:text-style-name="P3" draw:layer="layout" svg:width="1.672cm" svg:height="1.962cm" svg:x="19.246cm" svg:y="11.996cm">
            <draw:text-box>
              <text:p><text:span text:style-name="T2">C'</text:span></text:p>
            </draw:text-box>
          </draw:frame>
          <draw:frame draw:style-name="gr17" draw:text-style-name="P3" draw:layer="layout" svg:width="1.672cm" svg:height="1.604cm" svg:x="19.328cm" svg:y="3.996cm">
            <draw:text-box>
              <text:p><text:span text:style-name="T2">D'</text:span></text:p>
            </draw:text-box>
          </draw:frame>
          <draw:custom-shape draw:style-name="gr9" draw:text-style-name="P1" draw:layer="layout" svg:width="0.727cm" svg:height="0.697cm" draw:transform="rotate (-0.209614043164519) translate (8.417cm 8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1" draw:layer="layout" svg:width="0.8cm" svg:height="0.8cm" svg:x="20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605cm" svg:height="1.362cm" svg:x="18.66cm" svg:y="5.2cm">
          <draw:text-box>
            <text:p>a2</text:p>
          </draw:text-box>
        </draw:frame>
        <draw:custom-shape draw:style-name="gr9" draw:text-style-name="P1" draw:layer="layout" svg:width="0.872cm" svg:height="0.8cm" svg:x="18.2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465cm" svg:height="1.604cm" svg:x="18.935cm" svg:y="6.562cm">
          <draw:text-box>
            <text:p><text:span text:style-name="T2">E</text:span></text:p>
          </draw:text-box>
        </draw:frame>
        <draw:frame draw:style-name="gr17" draw:text-style-name="P5" draw:layer="layout" svg:width="1.376cm" svg:height="1.362cm" svg:x="14cm" svg:y="6.638cm">
          <draw:text-box>
            <text:p><text:span text:style-name="T3">d'</text:span></text:p>
          </draw:text-box>
        </draw:frame>
        <draw:frame draw:style-name="gr17" draw:layer="layout" svg:width="1.605cm" svg:height="1.362cm" svg:x="12.6cm" svg:y="4.6cm">
          <draw:text-box>
            <text:p>e1</text:p>
          </draw:text-box>
        </draw:frame>
        <draw:frame draw:style-name="gr17" draw:layer="layout" svg:width="1.605cm" svg:height="1.362cm" svg:x="18.595cm" svg:y="8.838cm">
          <draw:text-box>
            <text:p>a3</text:p>
          </draw:text-box>
        </draw:frame>
        <draw:frame draw:style-name="gr17" draw:layer="layout" svg:width="1.605cm" svg:height="1.362cm" svg:x="15.595cm" svg:y="8.838cm">
          <draw:text-box>
            <text:p>e2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g>
          <draw:line draw:style-name="gr7" draw:text-style-name="P1" draw:layer="layout" svg:x1="9cm" svg:y1="6.404cm" svg:x2="20.6cm" svg:y2="14.004cm">
            <text:p/>
          </draw:line>
          <draw:line draw:style-name="gr7" draw:text-style-name="P1" draw:layer="layout" svg:x1="9cm" svg:y1="14.204cm" svg:x2="20.6cm" svg:y2="14.204cm">
            <text:p/>
          </draw:line>
          <draw:custom-shape draw:style-name="gr9" draw:text-style-name="P1" draw:layer="layout" svg:width="0.8cm" svg:height="0.8cm" svg:x="20.4cm" svg:y="13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8cm" svg:height="0.8cm" svg:x="8.4cm" svg:y="6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8cm" svg:height="0.8cm" svg:x="8.4cm" svg:y="13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4.8cm" svg:y1="6.404cm" svg:x2="8.4cm" svg:y2="6.404cm">
            <text:p/>
          </draw:line>
          <draw:line draw:style-name="gr22" draw:text-style-name="P1" draw:layer="layout" svg:x1="4.8cm" svg:y1="14.204cm" svg:x2="8.4cm" svg:y2="14.204cm">
            <text:p/>
          </draw:line>
          <draw:line draw:style-name="gr22" draw:text-style-name="P1" draw:layer="layout" svg:x1="20.8cm" svg:y1="13.604cm" svg:x2="20.8cm" svg:y2="10.404cm">
            <text:p/>
          </draw:line>
          <draw:line draw:style-name="gr22" draw:text-style-name="P1" draw:layer="layout" svg:x1="8.8cm" svg:y1="9.804cm" svg:x2="8.8cm" svg:y2="6.804cm">
            <text:p/>
          </draw:line>
          <draw:line draw:style-name="gr22" draw:text-style-name="P1" draw:layer="layout" svg:x1="8.8cm" svg:y1="17.604cm" svg:x2="8.8cm" svg:y2="14.604cm">
            <text:p/>
          </draw:line>
          <draw:frame draw:style-name="gr23" draw:text-style-name="P3" draw:layer="layout" svg:width="1.465cm" svg:height="1.604cm" svg:x="7.335cm" svg:y="4.4cm">
            <draw:text-box>
              <text:p><text:span text:style-name="T2">A</text:span></text:p>
            </draw:text-box>
          </draw:frame>
          <draw:frame draw:style-name="gr23" draw:text-style-name="P3" draw:layer="layout" svg:width="1.465cm" svg:height="1.604cm" svg:x="7.475cm" svg:y="12.204cm">
            <draw:text-box>
              <text:p><text:span text:style-name="T2">B</text:span></text:p>
            </draw:text-box>
          </draw:frame>
          <draw:frame draw:style-name="gr23" draw:text-style-name="P3" draw:layer="layout" svg:width="1.512cm" svg:height="1.604cm" svg:x="21.288cm" svg:y="14cm">
            <draw:text-box>
              <text:p><text:span text:style-name="T2">C</text:span></text:p>
            </draw:text-box>
          </draw:frame>
          <draw:frame draw:style-name="gr17" draw:layer="layout" svg:width="1.939cm" svg:height="1.362cm" svg:x="4.6cm" svg:y="6.842cm">
            <draw:text-box>
              <text:p><text:span text:style-name="T3">R</text:span><text:span text:style-name="T4">Ax</text:span></text:p>
            </draw:text-box>
          </draw:frame>
          <draw:frame draw:style-name="gr17" draw:layer="layout" svg:width="1.926cm" svg:height="1.362cm" svg:x="7.8cm" svg:y="9.642cm">
            <draw:text-box>
              <text:p>R<text:span text:style-name="T4">Ay</text:span></text:p>
            </draw:text-box>
          </draw:frame>
          <draw:frame draw:style-name="gr17" draw:layer="layout" svg:width="1.939cm" svg:height="1.362cm" svg:x="5.4cm" svg:y="15.004cm">
            <draw:text-box>
              <text:p>R<text:span text:style-name="T4">Bx</text:span></text:p>
            </draw:text-box>
          </draw:frame>
          <draw:frame draw:style-name="gr17" draw:layer="layout" svg:width="1.939cm" svg:height="1.362cm" svg:x="8cm" svg:y="17.442cm">
            <draw:text-box>
              <text:p>R<text:span text:style-name="T4">By</text:span></text:p>
            </draw:text-box>
          </draw:frame>
          <draw:frame draw:style-name="gr17" draw:text-style-name="P3" draw:layer="layout" svg:width="1.418cm" svg:height="1.604cm" svg:x="21.2cm" svg:y="10.204cm">
            <draw:text-box>
              <text:p><text:span text:style-name="T2">F</text:span></text:p>
            </draw:text-box>
          </draw:frame>
          <draw:frame draw:style-name="gr17" draw:text-style-name="P3" draw:layer="layout" svg:width="2.075cm" svg:height="1.604cm" svg:x="13.525cm" svg:y="8cm">
            <draw:text-box>
              <text:p><text:span text:style-name="T2">AC</text:span></text:p>
            </draw:text-box>
          </draw:frame>
          <draw:frame draw:style-name="gr17" draw:text-style-name="P3" draw:layer="layout" svg:width="2.075cm" svg:height="1.604cm" svg:x="12.325cm" svg:y="14.4cm">
            <draw:text-box>
              <text:p><text:span text:style-name="T2">BC</text:span></text:p>
            </draw:text-box>
          </draw:frame>
        </draw:g>
        <draw:line draw:style-name="gr7" draw:text-style-name="P1" draw:layer="layout" svg:x1="17.2cm" svg:y1="11.8cm" svg:x2="16.6cm" svg:y2="14.204cm">
          <text:p/>
        </draw:line>
        <draw:frame draw:style-name="gr17" draw:text-style-name="P3" draw:layer="layout" svg:width="1.372cm" svg:height="1.604cm" svg:x="15.228cm" svg:y="12.196cm">
          <draw:text-box>
            <text:p><text:span text:style-name="T2">θ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g>
          <draw:line draw:style-name="gr22" draw:text-style-name="P1" draw:layer="layout" svg:x1="0.968cm" svg:y1="8.602cm" svg:x2="3.989cm" svg:y2="8.602cm">
            <text:p/>
          </draw:line>
          <draw:frame draw:style-name="gr24" draw:text-style-name="P3" draw:layer="layout" svg:width="1.465cm" svg:height="1.604cm" svg:x="2.935cm" svg:y="6.396cm">
            <draw:text-box>
              <text:p><text:span text:style-name="T2">A</text:span></text:p>
            </draw:text-box>
          </draw:frame>
          <draw:frame draw:style-name="gr25" draw:layer="layout" svg:width="1.939cm" svg:height="1.362cm" svg:x="0.8cm" svg:y="8.952cm">
            <draw:text-box>
              <text:p><text:span text:style-name="T3">R</text:span><text:span text:style-name="T4">Ax</text:span></text:p>
            </draw:text-box>
          </draw:frame>
          <draw:line draw:style-name="gr22" draw:text-style-name="P1" draw:layer="layout" svg:x1="4.829cm" svg:y1="8.762cm" svg:x2="8.4cm" svg:y2="12.6cm">
            <text:p/>
          </draw:line>
          <draw:custom-shape draw:style-name="gr9" draw:text-style-name="P1" draw:layer="layout" svg:width="0.672cm" svg:height="0.64cm" svg:x="4.157cm" svg:y="8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4.493cm" svg:y1="12.6cm" svg:x2="4.493cm" svg:y2="9.081cm">
            <text:p/>
          </draw:line>
          <draw:frame draw:style-name="gr26" draw:layer="layout" svg:width="1.926cm" svg:height="1.362cm" svg:x="3.474cm" svg:y="12.638cm">
            <draw:text-box>
              <text:p>R<text:span text:style-name="T4">Ay</text:span></text:p>
            </draw:text-box>
          </draw:frame>
          <draw:frame draw:style-name="gr27" draw:layer="layout" svg:width="1.981cm" svg:height="1.362cm" svg:x="7.195cm" svg:y="10.2cm">
            <draw:text-box>
              <text:p>F<text:span text:style-name="T4">AC</text:span></text:p>
            </draw:text-box>
          </draw:frame>
        </draw:g>
        <draw:g>
          <draw:custom-shape draw:style-name="gr6" draw:text-style-name="P1" draw:layer="layout" svg:width="0.8cm" svg:height="0.8cm" svg:x="14.6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0.8cm" svg:y1="12cm" svg:x2="14.4cm" svg:y2="12cm">
            <text:p/>
          </draw:line>
          <draw:line draw:style-name="gr22" draw:text-style-name="P1" draw:layer="layout" svg:x1="15cm" svg:y1="11.4cm" svg:x2="15cm" svg:y2="8.4cm">
            <text:p/>
          </draw:line>
          <draw:frame draw:style-name="gr17" draw:layer="layout" svg:width="1.939cm" svg:height="1.362cm" svg:x="10.8cm" svg:y="12.438cm">
            <draw:text-box>
              <text:p>R<text:span text:style-name="T4">Bx</text:span></text:p>
            </draw:text-box>
          </draw:frame>
          <draw:frame draw:style-name="gr17" draw:layer="layout" svg:width="1.939cm" svg:height="1.362cm" svg:x="14.861cm" svg:y="10.2cm">
            <draw:text-box>
              <text:p>R<text:span text:style-name="T4">By</text:span></text:p>
            </draw:text-box>
          </draw:frame>
          <draw:line draw:style-name="gr22" draw:text-style-name="P1" draw:layer="layout" svg:x1="15.6cm" svg:y1="12cm" svg:x2="18.8cm" svg:y2="12cm">
            <text:p/>
          </draw:line>
          <draw:frame draw:style-name="gr23" draw:layer="layout" svg:width="1.981cm" svg:height="1.362cm" svg:x="16.2cm" svg:y="12.4cm">
            <draw:text-box>
              <text:p>F<text:span text:style-name="T4">BC</text:span></text:p>
            </draw:text-box>
          </draw:frame>
        </draw:g>
        <draw:frame draw:style-name="gr23" draw:text-style-name="P3" draw:layer="layout" svg:width="1.465cm" svg:height="1.604cm" svg:x="14.4cm" svg:y="12.596cm">
          <draw:text-box>
            <text:p><text:span text:style-name="T2">B</text:span></text:p>
          </draw:text-box>
        </draw:frame>
        <draw:g>
          <draw:custom-shape draw:style-name="gr6" draw:text-style-name="P1" draw:layer="layout" svg:width="0.8cm" svg:height="0.8cm" svg:x="24.4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24.8cm" svg:y1="11.8cm" svg:x2="24.8cm" svg:y2="7cm">
            <text:p/>
          </draw:line>
          <draw:line draw:style-name="gr22" draw:text-style-name="P1" draw:layer="layout" svg:x1="24.2cm" svg:y1="12cm" svg:x2="20.8cm" svg:y2="9cm">
            <text:p/>
          </draw:line>
          <draw:line draw:style-name="gr22" draw:text-style-name="P1" draw:layer="layout" svg:x1="24.2cm" svg:y1="12.4cm" svg:x2="20cm" svg:y2="12.4cm">
            <text:p/>
          </draw:line>
          <draw:frame draw:style-name="gr23" draw:layer="layout" svg:width="1.291cm" svg:height="1.362cm" svg:x="25cm" svg:y="9.638cm">
            <draw:text-box>
              <text:p>F</text:p>
            </draw:text-box>
          </draw:frame>
          <draw:frame draw:style-name="gr23" draw:layer="layout" svg:width="1.981cm" svg:height="1.362cm" svg:x="21.819cm" svg:y="12.8cm">
            <draw:text-box>
              <text:p>F<text:span text:style-name="T4">BC</text:span></text:p>
            </draw:text-box>
          </draw:frame>
          <draw:frame draw:style-name="gr23" draw:layer="layout" svg:width="1.981cm" svg:height="1.362cm" svg:x="21.019cm" svg:y="8.2cm">
            <draw:text-box>
              <text:p>F<text:span text:style-name="T4">AC</text:span></text:p>
            </draw:text-box>
          </draw:frame>
          <draw:frame draw:style-name="gr23" draw:text-style-name="P3" draw:layer="layout" svg:width="1.512cm" svg:height="1.604cm" svg:x="25.2cm" svg:y="12.796cm">
            <draw:text-box>
              <text:p><text:span text:style-name="T2">C</text:span>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draw:style-name="gr28" draw:text-style-name="P1" draw:layer="layout" svg:width="18.2cm" svg:height="9.8cm" svg:x="4cm" svg:y="5.4cm">
          <draw:image xlink:href="Pictures/100000000000073B000003E9549E59D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5T10:14:36.460424953</meta:creation-date>
    <dc:date>2016-09-21T17:12:35.880007813</dc:date>
    <meta:editing-duration>PT7H36M38S</meta:editing-duration>
    <meta:editing-cycles>23</meta:editing-cycles>
    <meta:generator>LibreOffice/4.2.8.2$Linux_X86_64 LibreOffice_project/420m0$Build-2</meta:generator>
    <meta:print-date>2016-09-15T17:27:40.655489642</meta:print-date>
    <meta:document-statistic meta:object-count="166"/>
  </office:meta>
</office:document-meta>
</file>